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737100231456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737100231952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737100232720">
          <table:table-cell table:style-name="Table1.A2" office:value-type="string">
            <text:p text:style-name="P9">Test eye_injection </text:p>
          </table:table-cell>
          <table:table-cell table:style-name="Table1.B2" office:value-type="string">
            <text:p text:style-name="P2"><text:text-input text:description="&lt;o.oph.procedure.type.eye_injection&gt;"/><text:text-input text:description="&lt;o.oph.procedure.type.eye_injection&gt;"/><text:text-input text:description="&lt;o.inpatient_type_id.comment&gt;">&lt;o.inpatient_type_id.comment&gt;</text:text-input></text:p>
          </table:table-cell>
        </table:table-row>
        <table:table-row table:style-name="TableLine94737100233536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737100234352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23:38.255276803</dc:date>
    <meta:editing-duration>PT9H2M33S</meta:editing-duration>
    <meta:editing-cycles>163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1" meta:character-count="1830" meta:non-whitespace-character-count="1657"/>
  </office:meta>
</office:document-meta>
</file>